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59cm" style:rel-column-width="11024*"/>
    </style:style>
    <style:style style:name="Tabelle1.B" style:family="table-column">
      <style:table-column-properties style:column-width="2.805cm" style:rel-column-width="10813*"/>
    </style:style>
    <style:style style:name="Tabelle1.C" style:family="table-column">
      <style:table-column-properties style:column-width="2.937cm" style:rel-column-width="11323*"/>
    </style:style>
    <style:style style:name="Tabelle1.D" style:family="table-column">
      <style:table-column-properties style:column-width="8.398cm" style:rel-column-width="32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Heading_20_3" style:list-style-name="Numbering_20_1"/>
    <style:style style:name="P7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service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07. Dez 2005</text:p>
          </table:table-cell>
          <table:table-cell table:style-name="Tabelle1.A2" office:value-type="string">
            <text:p text:style-name="Table_20_Contents">1.0.8-1</text:p>
          </table:table-cell>
          <table:table-cell table:style-name="Tabelle1.D2" office:value-type="string">
            <text:p text:style-name="Table_20_Contents">Umstellung auf die Formatvorlage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</text:list>
        </text:list-item>
      </text:list>
      <text:p text:style-name="Text_20_body">Das Modul ist eine Schnittstelle zwischen Administrator und den Init-Scripten. Wie bei den Init-Scripten sollen folgende Aktionen ausführbar sein:</text:p>
      <text:list text:style-name="L1">
        <text:list-item>
          <text:p text:style-name="P3">start</text:p>
        </text:list-item>
      </text:list>
      <text:list text:style-name="L2">
        <text:list-item>
          <text:p text:style-name="P4">stop</text:p>
        </text:list-item>
        <text:list-item>
          <text:p text:style-name="P4">restart</text:p>
        </text:list-item>
      </text:list>
      <text:p text:style-name="Text_20_body">Zudem soll zu einem Dienst, welcher ja durch ein Init-Script repräsentiert wird, der Status abrufbar sein. Dazu sollen alle Dienste aufgelistet werden, und ihr jeweiliger Zustand ( „stopped“ und „started“ ) mit angegeben werden. Es sollen Dienste auswählbar sein, und dann eine der drei Aktionen für die Dienste ausgeführt werden können.</text:p>
      <text:p text:style-name="Text_20_body">Folgende Dienste sollen dadurch steuerbar sein:</text:p>
      <text:list text:style-name="L3">
        <text:list-item>
          <text:p text:style-name="P5">capi4hylafax (nur FAX)</text:p>
        </text:list-item>
        <text:list-item>
          <text:p text:style-name="P5">capiinit (nur FAX)</text:p>
        </text:list-item>
        <text:list-item>
          <text:p text:style-name="P5">cups (nur FAX)</text:p>
        </text:list-item>
        <text:list-item>
          <text:p text:style-name="P5">cyrus (nur MAIL)</text:p>
        </text:list-item>
        <text:list-item>
          <text:p text:style-name="P5">exim</text:p>
        </text:list-item>
        <text:list-item>
          <text:p text:style-name="P5">hylafax (nur FAX)</text:p>
        </text:list-item>
        <text:list-item>
          <text:p text:style-name="P5">KAV (nur MAIL)</text:p>
        </text:list-item>
        <text:list-item>
          <text:p text:style-name="P5">KAS (nur MAIL)</text:p>
        </text:list-item>
        <text:list-item>
          <text:p text:style-name="P5">ldap</text:p>
        </text:list-item>
        <text:list-item>
          <text:p text:style-name="P5">mysql (nur FAX)</text:p>
        </text:list-item>
        <text:list-item>
          <text:p text:style-name="P5">network</text:p>
        </text:list-item>
        <text:list-item>
          <text:p text:style-name="P5">nscd</text:p>
        </text:list-item>
        <text:list-item>
          <text:p text:style-name="P5">samba (nur FAX)</text:p>
        </text:list-item>
        <text:list-item>
          <text:p text:style-name="P5">usermin</text:p>
        </text:list-item>
        <text:list-item>
          <text:p text:style-name="P5">webmin</text:p>
        </text:list-item>
      </text:list>
      <text:list text:style-name="Numbering_20_1" text:continue-numbering="true">
        <text:list-item>
          <text:list text:continue-numbering="true">
            <text:list-item>
              <text:h text:style-name="P2" text:outline-level="2">Beschreibung der Eingabewerte und die gewünschte Reaktion</text:h>
              <text:list>
                <text:list-item>
                  <text:h text:style-name="P6" text:outline-level="3">für alle Erfolgsfälle</text:h>
                </text:list-item>
              </text:list>
            </text:list-item>
          </text:list>
        </text:list-item>
      </text:list>
      <text:p text:style-name="Text_20_body">Es kann ein oder mehrere Dienste ausgeführt werden, und eine beliebige Aktion ausgeführt werden. Ein Fehler sollte nie auftreten. ( Ausnahmen siehe 1.3.2 )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6" text:outline-level="3">für alle Fehlerfälle</text:h>
                </text:list-item>
              </text:list>
            </text:list-item>
          </text:list>
        </text:list-item>
      </text:list>
      <text:p text:style-name="P7">Der Dienst „network“ darf nicht gestoppt werden können, da sonst das bitkit Produkt nicht mehr erreichbar ist. Es soll eine Entsprechende Fehlermeldung generiert werden.</text:p>
      <text:list text:style-name="Numbering_20_1" text:continue-numbering="true">
        <text:list-item>
          <text:list text:continue-numbering="true">
            <text:list-item>
              <text:h text:style-name="P2" text:outline-level="2">Voraussetzung für die korrekte Anwendung</text:h>
              <text:list>
                <text:list-item>
                  <text:h text:style-name="P6" text:outline-level="3">bitkit Lizenz</text:h>
                </text:list-item>
              </text:list>
            </text:list-item>
          </text:list>
        </text:list-item>
      </text:list>
      <text:p text:style-name="Text_20_body">Es muss zumindest eine bitkit Lizenz eingespielt werden, für welches bitkit Produkt ist jedoch egal. Ohne installierte Lizenz, ist das verwenden des Moduls nicht möglich; es wird eine entsprechende Fehlermeldung erzeugt.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item>
                  <text:h text:style-name="P6" text:outline-level="3">Sonstige</text:h>
                </text:list-item>
              </text:list>
            </text:list-item>
            <text:list-item>
              <text:h text:style-name="P2" text:outline-level="2">Logfiles</text:h>
            </text:list-item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  <text:p text:style-name="Text_20_body">Wenn eines der Init-Scripte eine der Funktionen ( in der Regel könnte dies „restart“ und „status“ sein ) nicht hat, so soll diese im Script.pm nachgebild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5-12-07T16:02:32</dc:date>
    <dc:language>de-DE</dc:language>
    <meta:editing-cycles>21</meta:editing-cycles>
    <meta:editing-duration>PT1H31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5" meta:word-count="263" meta:character-count="1789"/>
  </office:meta>
</office:document-meta>
</file>